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e857"/>
    </style:style>
    <style:style style:name="P2" style:family="paragraph" style:parent-style-name="Standard">
      <style:paragraph-properties fo:text-align="center" style:justify-single-word="false"/>
      <style:text-properties officeooo:paragraph-rsid="001ee857"/>
    </style:style>
    <style:style style:name="P3" style:family="paragraph" style:parent-style-name="Standard">
      <style:text-properties officeooo:rsid="001ee857" officeooo:paragraph-rsid="001ee857"/>
    </style:style>
    <style:style style:name="P4" style:family="paragraph" style:parent-style-name="Standard">
      <style:text-properties officeooo:paragraph-rsid="0020486e"/>
    </style:style>
    <style:style style:name="T1" style:family="text">
      <style:text-properties officeooo:rsid="001ee857"/>
    </style:style>
    <style:style style:name="T2" style:family="text">
      <style:text-properties officeooo:rsid="002048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text:span>ustomer Success <text:span text:style-name="T1">Manager /C</text:span>hampion</text:p>
      <text:p text:style-name="P3"/>
      <text:p text:style-name="P3"/>
      <text:p text:style-name="P3">We are looking for a responsible individual who can ensure that customers understand why the product being created is valuable. Ensuring that the customer has an unforgettable experience with the company’s product should be one of their main passions. </text:p>
      <text:p text:style-name="P4"><text:span text:style-name="T2">The applicant should have</text:span><text:span text:style-name="T1">:</text:span></text:p>
      <text:p text:style-name="P4"><text:span text:style-name="T2"><text:tab/>A </text:span><text:span text:style-name="T1">high proven rate of word of mouth and communicative referrals.</text:span></text:p>
      <text:p text:style-name="P3"><text:tab/>Proven ability to build out internal processes and workflows to speed up customer support <text:tab/><text:tab/><text:tab/>tickets.</text:p>
      <text:p text:style-name="P3"><text:tab/><text:span text:style-name="T2">Experience of </text:span>creat<text:span text:style-name="T2">ing </text:span>processes and onboarding workflows for new customers. </text:p>
      <text:p text:style-name="P1"><text:span text:style-name="T1"><text:tab/></text:span><text:span text:style-name="T2">Ability to </text:span><text:span text:style-name="T1">get their customer</text:span><text:span text:style-name="T2">s</text:span><text:span text:style-name="T1"> to value quickly </text:span><text:span text:style-name="T2">and ensure a smooth transition into becoming <text:tab/><text:tab/><text:tab/>clientele.</text:span></text:p>
      <text:p text:style-name="P1"/>
      <text:p text:style-name="P1"/>
      <text:p text:style-name="P1">Core responsibilities of a startup CSM:</text:p>
      <text:p text:style-name="P1"/>
      <text:p text:style-name="P1">Give customers an experience beyond their expectations to create brand advocates and encourage word-of-mouth referrals</text:p>
      <text:p text:style-name="P1">Build workflows and processes internally between sales and marketing teams to cut down onboarding times for new customers</text:p>
      <text:p text:style-name="P1">Help customers see value in your product quickly by managing product implementation and onboarding</text:p>
      <text:p text:style-name="P1">Generate revenue by encouraging renewals, cross-sells, upsells, and expansions</text:p>
      <text:p text:style-name="P1">Relay any suggestions from customer feedback to internal departments</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7:05:21.475493072</meta:creation-date>
    <dc:date>2021-02-09T17:26:12.800683685</dc:date>
    <meta:editing-duration>PT7M29S</meta:editing-duration>
    <meta:editing-cycles>1</meta:editing-cycles>
    <meta:document-statistic meta:table-count="0" meta:image-count="0" meta:object-count="0" meta:page-count="1" meta:paragraph-count="13" meta:word-count="170" meta:character-count="1186" meta:non-whitespace-character-count="1017"/>
    <meta:generator>LibreOffice/6.4.6.2$Linux_X86_64 LibreOffice_project/40$Build-2</meta:generator>
  </office:meta>
</office:document-meta>
</file>